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HYS150</text:p>
          </table:table-cell>
          <table:table-cell office:value-type="string" calcext:value-type="string">
            <text:p>Fall 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 (ID)</text:p>
          </table:table-cell>
          <table:table-cell office:value-type="string" calcext:value-type="string">
            <text:p>Score-Pre</text:p>
          </table:table-cell>
          <table:table-cell office:value-type="string" calcext:value-type="string">
            <text:p>Score-Post</text:p>
          </table:table-cell>
          <table:table-cell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31/43" office:value-type="float" office:value="0.72093023255814" calcext:value-type="float">
            <text:p>0.7209302326</text:p>
          </table:table-cell>
          <table:table-cell table:formula="of:=([.C3]-[.B3])/(1-[.B3])" office:value-type="float" office:value="0.657142857142857" calcext:value-type="float">
            <text:p>0.6571428571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4]-[.B4])/(1-[.B4])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8/43" office:value-type="float" office:value="0.418604651162791" calcext:value-type="float">
            <text:p>0.4186046512</text:p>
          </table:table-cell>
          <table:table-cell table:formula="of:=35/43" office:value-type="float" office:value="0.813953488372093" calcext:value-type="float">
            <text:p>0.8139534884</text:p>
          </table:table-cell>
          <table:table-cell table:formula="of:=([.C5]-[.B5])/(1-[.B5]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([.C6]-[.B6])/(1-[.B6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4/43" office:value-type="float" office:value="0.0930232558139535" calcext:value-type="float">
            <text:p>0.0930232558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7]-[.B7])/(1-[.B7])" office:value-type="float" office:value="0.102564102564103" calcext:value-type="float">
            <text:p>0.1025641026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([.C8]-[.B8])/(1-[.B8])" office:value-type="float" office:value="0.027027027027027" calcext:value-type="float">
            <text:p>0.027027027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9]-[.B9])/(1-[.B9])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38/43" office:value-type="float" office:value="0.883720930232558" calcext:value-type="float">
            <text:p>0.8837209302</text:p>
          </table:table-cell>
          <table:table-cell table:formula="of:=([.C10]-[.B10])/(1-[.B10])" office:value-type="float" office:value="0.84375" calcext:value-type="float">
            <text:p>0.84375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([.C11]-[.B11])/(1-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1/48" office:value-type="float" office:value="0.229166666666667" calcext:value-type="float">
            <text:p>0.2291666667</text:p>
          </table:table-cell>
          <table:table-cell table:formula="of:=([.C12]-[.B12])/(1-[.B12])" office:value-type="float" office:value="0.0792824074074074" calcext:value-type="float">
            <text:p>0.0792824074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13/43" office:value-type="float" office:value="0.302325581395349" calcext:value-type="float">
            <text:p>0.3023255814</text:p>
          </table:table-cell>
          <table:table-cell table:formula="of:=([.C13]-[.B13])/(1-[.B13])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5/43" office:value-type="float" office:value="0.116279069767442" calcext:value-type="float">
            <text:p>0.1162790698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([.C14]-[.B14])/(1-[.B14])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20/43" office:value-type="float" office:value="0.465116279069767" calcext:value-type="float">
            <text:p>0.4651162791</text:p>
          </table:table-cell>
          <table:table-cell table:formula="of:=([.C15]-[.B15])/(1-[.B15])" office:value-type="float" office:value="0.28125" calcext:value-type="float">
            <text:p>0.28125</text:p>
          </table:table-cell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16]-[.B16])/(1-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([.C17]-[.B17])/(1-[.B17])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Flores (20586318)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([.C18]-[.B18])/(1-[.B18])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4/43" office:value-type="float" office:value="0.325581395348837" calcext:value-type="float">
            <text:p>0.3255813953</text:p>
          </table:table-cell>
          <table:table-cell table:formula="of:=18/43" office:value-type="float" office:value="0.418604651162791" calcext:value-type="float">
            <text:p>0.4186046512</text:p>
          </table:table-cell>
          <table:table-cell table:formula="of:=([.C19]-[.B19])/(1-[.B19])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9/43" office:value-type="float" office:value="0.441860465116279" calcext:value-type="float">
            <text:p>0.4418604651</text:p>
          </table:table-cell>
          <table:table-cell table:formula="of:=24/43" office:value-type="float" office:value="0.558139534883721" calcext:value-type="float">
            <text:p>0.5581395349</text:p>
          </table:table-cell>
          <table:table-cell table:formula="of:=([.C20]-[.B20])/(1-[.B20])" office:value-type="float" office:value="0.208333333333333" calcext:value-type="float">
            <text:p>0.20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4:22:07.84739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31:58.047695873</meta:creation-date>
    <dc:date>2018-07-20T14:57:46.321330019</dc:date>
    <meta:editing-duration>PT1H11M40S</meta:editing-duration>
    <meta:editing-cycles>24</meta:editing-cycles>
    <meta:generator>LibreOffice/5.1.6.2$Linux_X86_64 LibreOffice_project/10m0$Build-2</meta:generator>
    <meta:document-statistic meta:table-count="1" meta:cell-count="77" meta:object-count="0"/>
  </office:meta>
</office:document-meta>
</file>